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27535" calcext:value-type="float">
            <text:p>27535</text:p>
          </table:table-cell>
          <table:table-cell office:value-type="float" office:value="37466" calcext:value-type="float">
            <text:p>37466</text:p>
          </table:table-cell>
          <table:table-cell office:value-type="float" office:value="55124" calcext:value-type="float">
            <text:p>55124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5])" office:value-type="float" office:value="77277" calcext:value-type="float">
            <text:p>77277</text:p>
          </table:table-cell>
          <table:table-cell table:style-name="ce12" table:formula="of:=SUM([.C3:.C35])" office:value-type="float" office:value="101618" calcext:value-type="float">
            <text:p>101618</text:p>
          </table:table-cell>
          <table:table-cell table:style-name="ce12" table:formula="of:=SUM([.D3:.D35])" office:value-type="float" office:value="122334" calcext:value-type="float">
            <text:p>122334</text:p>
          </table:table-cell>
          <table:table-cell table:style-name="ce15" table:formula="of:=AVERAGE([.E3:.E35])" office:value-type="percentage" office:value="0.852518181818182" calcext:value-type="percentage">
            <text:p>85,25%</text:p>
          </table:table-cell>
          <table:table-cell table:style-name="ce15" table:formula="of:=AVERAGE([.F3:.F35])" office:value-type="percentage" office:value="0.877781818181818" calcext:value-type="percentage">
            <text:p>87,78%</text:p>
          </table:table-cell>
          <table:table-cell table:style-name="ce15" table:formula="of:=AVERAGE([.G3:.G35])" office:value-type="percentage" office:value="0.875754545454546" calcext:value-type="percentage">
            <text:p>87,58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/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/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/>
          <table:table-cell table:number-columns-repeated="2" office:value-type="percentage" office:value="0.6" calcext:value-type="percentage">
            <text:p>6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8333" calcext:value-type="percentage">
            <text:p>83,3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table:number-columns-repeated="2"/>
          <table:table-cell office:value-type="percentage" office:value="0.8667" calcext:value-type="percentage">
            <text:p>8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table:number-columns-repeated="2"/>
          <table:table-cell office:value-type="percentage" office:value="0.7667" calcext:value-type="percentage">
            <text:p>7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table:number-columns-repeated="2"/>
          <table:table-cell office:value-type="percentage" office:value="0.9667" calcext:value-type="percentage">
            <text:p>9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73556" calcext:value-type="float">
            <text:p>73556</text:p>
          </table:table-cell>
          <table:table-cell table:number-columns-repeated="2"/>
          <table:table-cell office:value-type="percentage" office:value="0.8667" calcext:value-type="percentage">
            <text:p>8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percentage" office:value="0.5667" calcext:value-type="percentage">
            <text:p>5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percentage" office:value="0.6" calcext:value-type="percentage">
            <text:p>6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table:number-columns-repeated="2"/>
          <table:table-cell office:value-type="percentage" office:value="0.5333" calcext:value-type="percentage">
            <text:p>53,3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office:value-type="percentage" office:value="0.5" calcext:value-type="percentage">
            <text:p>5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3">
          <table:table-cell table:style-name="ce12"/>
          <table:table-cell table:style-name="ce12" table:formula="of:=SUM([.B40:.B72])" office:value-type="float" office:value="137542" calcext:value-type="float">
            <text:p>137542</text:p>
          </table:table-cell>
          <table:table-cell table:style-name="ce12" table:formula="of:=SUM([.C40:.C72])" office:value-type="float" office:value="29469" calcext:value-type="float">
            <text:p>29469</text:p>
          </table:table-cell>
          <table:table-cell table:style-name="ce12" table:formula="of:=SUM([.D40:.D72])" office:value-type="float" office:value="0" calcext:value-type="float">
            <text:p>0</text:p>
          </table:table-cell>
          <table:table-cell table:style-name="ce15" table:formula="of:=AVERAGE([.E40:.E72])" office:value-type="percentage" office:value="0.884848484848485" calcext:value-type="percentage">
            <text:p>88,48%</text:p>
          </table:table-cell>
          <table:table-cell table:style-name="ce15" table:formula="of:=AVERAGE([.F40:.F72])" office:value-type="percentage" office:value="0.931578947368421" calcext:value-type="percentage">
            <text:p>93,16%</text:p>
          </table:table-cell>
          <table:table-cell table:style-name="ce15" table:formula="of:=AVERAGE([.G40:.G72])" office:value-type="string" office:string-value="" calcext:value-type="error">
            <text:p>#DIV/0!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5T17:37:35.216740807</dc:date>
    <meta:editing-duration>PT21H31M6S</meta:editing-duration>
    <meta:editing-cycles>447</meta:editing-cycles>
    <meta:generator>LibreOffice/7.4.1.2$Linux_X86_64 LibreOffice_project/40$Build-2</meta:generator>
    <meta:document-statistic meta:table-count="2" meta:cell-count="894" meta:object-count="0"/>
  </office:meta>
</office:document-meta>
</file>